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14A00001C8900001C894F4B61A05C9ACAFD.svg" manifest:media-type="image/svg+xml"/>
  <manifest:file-entry manifest:full-path="Pictures/10000CE400009EDA0000B9503B3B1D541B6C60BC.svg" manifest:media-type="image/svg+xml"/>
  <manifest:file-entry manifest:full-path="Pictures/10000201000002C3000002C3826FD16F1F649F3A.png" manifest:media-type="image/png"/>
  <manifest:file-entry manifest:full-path="Pictures/100001400000D3C50000B950F377B5CB505520D1.svg" manifest:media-type="image/svg+xml"/>
  <manifest:file-entry manifest:full-path="Pictures/10000201000002C3000002C3CC8CA3D24CACCF1E.png" manifest:media-type="image/png"/>
  <manifest:file-entry manifest:full-path="Pictures/1000017E0000B9500000B9502DCAF024EB523C9F.svg" manifest:media-type="image/svg+xml"/>
  <manifest:file-entry manifest:full-path="Pictures/10000201000002F40000029569E2288A5A7DE6B0.png" manifest:media-type="image/png"/>
  <manifest:file-entry manifest:full-path="Pictures/100002910000B9500000B9509D735EE3D0B78546.svg" manifest:media-type="image/svg+xml"/>
  <manifest:file-entry manifest:full-path="Pictures/1000043D0000B9500000B9503AEF2D2E4809A309.svg" manifest:media-type="image/svg+xml"/>
  <manifest:file-entry manifest:full-path="Pictures/1000021E0000B9500000B950B5D49F6F5EC3AFE3.svg" manifest:media-type="image/svg+xml"/>
  <manifest:file-entry manifest:full-path="Pictures/100001EA0000B9500000B9501EA0208E1E1E87FD.svg" manifest:media-type="image/svg+xml"/>
  <manifest:file-entry manifest:full-path="Pictures/10000201000002C3000002C36BD6E97F2028CFAE.png" manifest:media-type="image/png"/>
  <manifest:file-entry manifest:full-path="Pictures/10000201000002C3000002C3D4981A342C1170CE.png" manifest:media-type="image/png"/>
  <manifest:file-entry manifest:full-path="Pictures/10000201000002C3000002C3ECD528E4FCE6C526.png" manifest:media-type="image/png"/>
  <manifest:file-entry manifest:full-path="Pictures/1000000000000020000000204B249CA79A42C6D7.png" manifest:media-type="image/png"/>
  <manifest:file-entry manifest:full-path="Pictures/100002970000B9500000B9507FF99064FB6EBD94.svg" manifest:media-type="image/svg+xml"/>
  <manifest:file-entry manifest:full-path="Pictures/100002010000011400000114E9D57C7ACB875F3F.png" manifest:media-type="image/png"/>
  <manifest:file-entry manifest:full-path="Pictures/100002010000033100000264F5E31473DA253041.png" manifest:media-type="image/png"/>
  <manifest:file-entry manifest:full-path="Pictures/10000201000002C3000002C3316A8188949086CC.png" manifest:media-type="image/png"/>
  <manifest:file-entry manifest:full-path="Pictures/100002470000B9500000B950E97A512603464834.svg" manifest:media-type="image/svg+xml"/>
  <manifest:file-entry manifest:full-path="Pictures/1000020C0000D3C50000B95063A5F233C3FA6B07.svg" manifest:media-type="image/svg+xml"/>
  <manifest:file-entry manifest:full-path="Pictures/10000201000002C3000002C325245E9233BFF0EF.png" manifest:media-type="image/png"/>
  <manifest:file-entry manifest:full-path="Pictures/100002010000028F000002FCF942FDB5320A42CF.png" manifest:media-type="image/png"/>
  <manifest:file-entry manifest:full-path="Pictures/10000201000002C3000002C319744F31CF3A5815.png" manifest:media-type="image/png"/>
  <manifest:file-entry manifest:full-path="Pictures/1000033C0000B9500000B9502FDF70E52E438B98.svg" manifest:media-type="image/svg+xml"/>
  <manifest:file-entry manifest:full-path="Pictures/10000201000002F40000029526AFAF5BC76A95ED.png" manifest:media-type="image/png"/>
  <manifest:file-entry manifest:full-path="Pictures/1000023A0000B9500000B95012EC4512160DC125.svg" manifest:media-type="image/svg+xml"/>
  <manifest:file-entry manifest:full-path="Pictures/100003990000B9500000B950AABE16A5A3E7C7FE.svg" manifest:media-type="image/svg+xml"/>
  <manifest:file-entry manifest:full-path="Pictures/10000201000002C3000002C3C7899491433B44D5.png" manifest:media-type="image/png"/>
  <manifest:file-entry manifest:full-path="Pictures/10000201000002F4000002957F2F05C5171DF203.png" manifest:media-type="image/png"/>
  <manifest:file-entry manifest:full-path="Pictures/100000FD0000D3C50000B950F992C19B1F34CCD7.svg" manifest:media-type="image/svg+xml"/>
  <manifest:file-entry manifest:full-path="Pictures/1000082C0000D2F100009E07EB4F579956C26E68.svg" manifest:media-type="image/svg+xml"/>
  <manifest:file-entry manifest:full-path="Pictures/10000201000002C3000002C3A2B0D212DC42E0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7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3cm, 13.236cm, 6.143cm, 12.768cm)" draw:image-opacity="100%" style:mirror="none"/>
    </style:style>
    <style:style style:name="gr4" style:family="graphic" style:parent-style-name="objectwithoutfill">
      <style:graphic-properties svg:stroke-color="#6aa4c8" draw:marker-end="Arrow" draw:marker-end-width="0.3cm" draw:fill="none" draw:fill-color="#729fc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9cm" fo:min-width="3.2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7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9cm" fo:min-width="3.0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2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cm" fo:min-width="3.6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</style:style>
    <style:style style:name="gr12" style:family="graphic" style:parent-style-name="objectwithoutfill">
      <style:graphic-properties svg:stroke-width="0.106cm" svg:stroke-color="#6aa4c8" draw:marker-start-width="0.359cm" draw:marker-end-width="0.359cm" svg:stroke-opacity="50%" draw:fill="none" draw:fill-color="#729fcf" draw:textarea-horizontal-align="right" draw:textarea-vertical-align="top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9cm" fo:min-width="1.7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color="#6aa4c8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  <style:text-properties fo:color="#6aa4c8" fo:font-weight="bold" style:font-weight-asian="bold" style:font-weight-complex="bold"/>
    </style:style>
    <style:style style:name="T1" style:family="text">
      <style:text-properties fo:color="#6aa4c8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color="#6aa4c8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6aa4c8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6aa4c8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08cm" svg:height="9.366cm" svg:x="3.339cm" svg:y="12.645cm">
          <draw:image xlink:href="Pictures/1000082C0000D2F100009E07EB4F579956C26E68.svg" xlink:type="simple" xlink:show="embed" xlink:actuate="onLoad">
            <text:p/>
          </draw:image>
          <draw:image xlink:href="Pictures/100002010000033100000264F5E31473DA253041.png" xlink:type="simple" xlink:show="embed" xlink:actuate="onLoad"/>
        </draw:frame>
        <draw:frame draw:style-name="gr2" draw:text-style-name="P1" draw:layer="layout" svg:width="1.445cm" svg:height="1.469cm" svg:x="6.844cm" svg:y="23.408cm">
          <draw:image xlink:href="Pictures/100002970000B9500000B9507FF99064FB6EBD94.svg" xlink:type="simple" xlink:show="embed" xlink:actuate="onLoad">
            <text:p/>
          </draw:image>
          <draw:image xlink:href="Pictures/10000201000002C3000002C3D4981A342C1170CE.png" xlink:type="simple" xlink:show="embed" xlink:actuate="onLoad"/>
        </draw:frame>
        <draw:frame draw:style-name="gr3" draw:text-style-name="P1" xml:id="id5" draw:id="id5" draw:layer="layout" svg:width="1.932cm" svg:height="3.159cm" svg:x="12.653cm" svg:y="21.146cm">
          <draw:image xlink:href="Pictures/1000021E0000B9500000B950B5D49F6F5EC3AFE3.svg" xlink:type="simple" xlink:show="embed" xlink:actuate="onLoad">
            <text:p/>
          </draw:image>
          <draw:image xlink:href="Pictures/10000201000002C3000002C36BD6E97F2028CFAE.png" xlink:type="simple" xlink:show="embed" xlink:actuate="onLoad"/>
        </draw:frame>
        <draw:frame draw:style-name="gr2" draw:text-style-name="P1" draw:layer="layout" svg:width="2.634cm" svg:height="2.635cm" svg:x="12.653cm" svg:y="24.305cm">
          <draw:image xlink:href="Pictures/100001EA0000B9500000B9501EA0208E1E1E87FD.svg" xlink:type="simple" xlink:show="embed" xlink:actuate="onLoad">
            <text:p/>
          </draw:image>
          <draw:image xlink:href="Pictures/10000201000002C3000002C3ECD528E4FCE6C526.png" xlink:type="simple" xlink:show="embed" xlink:actuate="onLoad"/>
        </draw:frame>
        <draw:frame draw:style-name="gr2" draw:text-style-name="P1" xml:id="id2" draw:id="id2" draw:layer="layout" svg:width="4.474cm" svg:height="4.474cm" svg:x="7.045cm" svg:y="2.387cm">
          <draw:image xlink:href="Pictures/100002910000B9500000B9509D735EE3D0B78546.svg" xlink:type="simple" xlink:show="embed" xlink:actuate="onLoad">
            <text:p/>
          </draw:image>
          <draw:image xlink:href="Pictures/10000201000002C3000002C3316A8188949086CC.png" xlink:type="simple" xlink:show="embed" xlink:actuate="onLoad"/>
        </draw:frame>
        <draw:frame draw:style-name="gr2" draw:text-style-name="P1" draw:layer="layout" svg:width="2.594cm" svg:height="2.638cm" svg:x="4.61cm" svg:y="23.734cm">
          <draw:image xlink:href="Pictures/100002470000B9500000B950E97A512603464834.svg" xlink:type="simple" xlink:show="embed" xlink:actuate="onLoad">
            <text:p/>
          </draw:image>
          <draw:image xlink:href="Pictures/10000201000002C3000002C325245E9233BFF0EF.png" xlink:type="simple" xlink:show="embed" xlink:actuate="onLoad"/>
        </draw:frame>
        <draw:frame draw:style-name="gr2" draw:text-style-name="P1" draw:layer="layout" svg:width="1.496cm" svg:height="1.782cm" svg:x="11.157cm" svg:y="21.146cm">
          <draw:image xlink:href="Pictures/1000033C0000B9500000B9502FDF70E52E438B98.svg" xlink:type="simple" xlink:show="embed" xlink:actuate="onLoad">
            <text:p/>
          </draw:image>
          <draw:image xlink:href="Pictures/10000201000002C3000002C319744F31CF3A5815.png" xlink:type="simple" xlink:show="embed" xlink:actuate="onLoad"/>
        </draw:frame>
        <draw:frame draw:style-name="gr2" draw:text-style-name="P1" xml:id="id6" draw:id="id6" draw:layer="layout" svg:width="2.725cm" svg:height="2.426cm" svg:x="4.479cm" svg:y="21.308cm">
          <draw:image xlink:href="Pictures/1000020C0000D3C50000B95063A5F233C3FA6B07.svg" xlink:type="simple" xlink:show="embed" xlink:actuate="onLoad">
            <text:p/>
          </draw:image>
          <draw:image xlink:href="Pictures/10000201000002F40000029526AFAF5BC76A95ED.png" xlink:type="simple" xlink:show="embed" xlink:actuate="onLoad"/>
        </draw:frame>
        <draw:frame draw:style-name="gr2" draw:text-style-name="P1" draw:layer="layout" svg:width="1.378cm" svg:height="1.377cm" svg:x="11.275cm" svg:y="22.928cm">
          <draw:image xlink:href="Pictures/1000023A0000B9500000B95012EC4512160DC125.svg" xlink:type="simple" xlink:show="embed" xlink:actuate="onLoad">
            <text:p/>
          </draw:image>
          <draw:image xlink:href="Pictures/10000201000002C3000002C3C7899491433B44D5.png" xlink:type="simple" xlink:show="embed" xlink:actuate="onLoad"/>
        </draw:frame>
        <draw:g xml:id="id3" draw:id="id3">
          <draw:frame draw:style-name="gr2" draw:text-style-name="P1" draw:layer="layout" svg:width="1.631cm" svg:height="1.629cm" svg:x="2.698cm" svg:y="11.016cm">
            <draw:image xlink:href="Pictures/100003990000B9500000B950AABE16A5A3E7C7FE.svg" xlink:type="simple" xlink:show="embed" xlink:actuate="onLoad">
              <text:p/>
            </draw:image>
            <draw:image xlink:href="Pictures/10000201000002C3000002C3A2B0D212DC42E0D7.png" xlink:type="simple" xlink:show="embed" xlink:actuate="onLoad"/>
          </draw:frame>
          <draw:frame draw:style-name="gr2" draw:text-style-name="P1" draw:layer="layout" svg:width="2.039cm" svg:height="1.784cm" svg:x="4.516cm" svg:y="10.861cm">
            <draw:image xlink:href="Pictures/100000FD0000D3C50000B950F992C19B1F34CCD7.svg" xlink:type="simple" xlink:show="embed" xlink:actuate="onLoad">
              <text:p/>
            </draw:image>
            <draw:image xlink:href="Pictures/10000201000002F40000029569E2288A5A7DE6B0.png" xlink:type="simple" xlink:show="embed" xlink:actuate="onLoad"/>
          </draw:frame>
          <draw:frame draw:style-name="gr2" draw:text-style-name="P1" draw:layer="layout" svg:width="1.552cm" svg:height="1.552cm" svg:x="5.003cm" svg:y="9.309cm">
            <draw:image xlink:href="Pictures/1000017E0000B9500000B9502DCAF024EB523C9F.svg" xlink:type="simple" xlink:show="embed" xlink:actuate="onLoad">
              <text:p/>
            </draw:image>
            <draw:image xlink:href="Pictures/10000201000002C3000002C3CC8CA3D24CACCF1E.png" xlink:type="simple" xlink:show="embed" xlink:actuate="onLoad"/>
          </draw:frame>
          <draw:frame draw:style-name="gr2" draw:text-style-name="P1" draw:layer="layout" svg:width="2.234cm" svg:height="1.956cm" svg:x="2.282cm" svg:y="9.06cm">
            <draw:image xlink:href="Pictures/100001400000D3C50000B950F377B5CB505520D1.svg" xlink:type="simple" xlink:show="embed" xlink:actuate="onLoad">
              <text:p/>
            </draw:image>
            <draw:image xlink:href="Pictures/10000201000002F4000002957F2F05C5171DF203.png" xlink:type="simple" xlink:show="embed" xlink:actuate="onLoad"/>
          </draw:frame>
        </draw:g>
        <draw:g xml:id="id1" draw:id="id1">
          <draw:frame draw:style-name="gr2" draw:text-style-name="P1" draw:layer="layout" svg:width="1.998cm" svg:height="1.978cm" svg:x="11.908cm" svg:y="11.656cm">
            <draw:image xlink:href="Pictures/1000043D0000B9500000B9503AEF2D2E4809A309.svg" xlink:type="simple" xlink:show="embed" xlink:actuate="onLoad">
              <text:p/>
            </draw:image>
            <draw:image xlink:href="Pictures/10000201000002C3000002C3826FD16F1F649F3A.png" xlink:type="simple" xlink:show="embed" xlink:actuate="onLoad"/>
          </draw:frame>
          <draw:frame draw:style-name="gr2" draw:text-style-name="P1" draw:layer="layout" svg:width="1.997cm" svg:height="1.978cm" svg:x="9.911cm" svg:y="11.656cm">
            <draw:image xlink:href="Pictures/1000043D0000B9500000B9503AEF2D2E4809A309.svg" xlink:type="simple" xlink:show="embed" xlink:actuate="onLoad">
              <text:p/>
            </draw:image>
            <draw:image xlink:href="Pictures/10000201000002C3000002C3826FD16F1F649F3A.png" xlink:type="simple" xlink:show="embed" xlink:actuate="onLoad"/>
          </draw:frame>
          <draw:frame draw:style-name="gr2" draw:text-style-name="P1" draw:layer="layout" svg:width="1.997cm" svg:height="1.978cm" svg:x="7.914cm" svg:y="11.656cm">
            <draw:image xlink:href="Pictures/1000043D0000B9500000B9503AEF2D2E4809A309.svg" xlink:type="simple" xlink:show="embed" xlink:actuate="onLoad">
              <text:p/>
            </draw:image>
            <draw:image xlink:href="Pictures/10000201000002C3000002C3826FD16F1F649F3A.png" xlink:type="simple" xlink:show="embed" xlink:actuate="onLoad"/>
          </draw:frame>
        </draw:g>
        <draw:connector draw:style-name="gr4" draw:text-style-name="P2" draw:layer="layout" draw:type="line" svg:x1="10.91cm" svg:y1="11.656cm" svg:x2="9.282cm" svg:y2="6.861cm" draw:start-shape="id1" draw:start-glue-point="0" draw:end-shape="id2" draw:end-glue-point="2" svg:d="M10910 11656l-1628-4795" svg:viewBox="0 0 1629 4796">
          <text:p/>
        </draw:connector>
        <draw:connector draw:style-name="gr4" draw:text-style-name="P2" draw:layer="layout" draw:type="line" svg:x1="4.418cm" svg:y1="9.06cm" svg:x2="9.282cm" svg:y2="6.861cm" draw:start-shape="id3" draw:start-glue-point="0" draw:end-shape="id2" draw:end-glue-point="2" svg:d="M4418 9060l4864-2199" svg:viewBox="0 0 4865 2200">
          <text:p/>
        </draw:connector>
        <draw:frame draw:style-name="gr5" draw:text-style-name="P3" draw:layer="layout" svg:width="3.722cm" svg:height="1.079cm" svg:x="11.343cm" svg:y="10.93cm">
          <draw:text-box>
            <text:p><text:span text:style-name="T1">WTForms</text:span></text:p>
          </draw:text-box>
        </draw:frame>
        <draw:frame draw:style-name="gr6" draw:text-style-name="P3" draw:layer="layout" svg:width="7.292cm" svg:height="1.123cm" svg:x="11.519cm" svg:y="3.016cm">
          <draw:text-box>
            <text:p><text:span text:style-name="T2">Postgresql/PostGIS</text:span></text:p>
          </draw:text-box>
        </draw:frame>
        <draw:frame draw:style-name="gr7" draw:text-style-name="P3" draw:layer="layout" svg:width="4.869cm" svg:height="1.138cm" draw:transform="rotate (-1.22330127272283) translate (10.218cm 7.047cm)">
          <draw:text-box>
            <text:p><text:span text:style-name="T3">SQLAlchemy</text:span></text:p>
          </draw:text-box>
        </draw:frame>
        <draw:frame draw:style-name="gr8" draw:text-style-name="P3" draw:layer="layout" svg:width="3.506cm" svg:height="1.079cm" svg:x="1.702cm" svg:y="12.377cm">
          <draw:text-box>
            <text:p><text:span text:style-name="T1">Superset</text:span></text:p>
          </draw:text-box>
        </draw:frame>
        <draw:frame draw:style-name="gr9" draw:text-style-name="P3" draw:layer="layout" svg:width="3.212cm" svg:height="1.822cm" svg:x="17.378cm" svg:y="13.452cm">
          <draw:text-box>
            <text:p><text:span text:style-name="T1">JSON</text:span></text:p>
            <text:p><text:span text:style-name="T1">Schema</text:span></text:p>
          </draw:text-box>
        </draw:frame>
        <draw:frame draw:style-name="gr2" draw:text-style-name="P1" xml:id="id4" draw:id="id4" draw:layer="layout" svg:width="2.119cm" svg:height="2.473cm" svg:x="15.527cm" svg:y="12.863cm">
          <draw:image xlink:href="Pictures/10000CE400009EDA0000B9503B3B1D541B6C60BC.svg" xlink:type="simple" xlink:show="embed" xlink:actuate="onLoad">
            <text:p/>
          </draw:image>
          <draw:image xlink:href="Pictures/100002010000028F000002FCF942FDB5320A42CF.png" xlink:type="simple" xlink:show="embed" xlink:actuate="onLoad"/>
        </draw:frame>
        <draw:connector draw:style-name="gr4" draw:text-style-name="P2" draw:layer="layout" draw:type="line" svg:x1="16.586cm" svg:y1="15.336cm" svg:x2="13.619cm" svg:y2="21.146cm" draw:start-shape="id4" draw:start-glue-point="2" draw:end-shape="id5" draw:end-glue-point="0" svg:d="M16586 15336l-2967 5810" svg:viewBox="0 0 2968 5811">
          <text:p/>
        </draw:connector>
        <draw:frame draw:style-name="gr10" draw:text-style-name="P3" draw:layer="layout" svg:width="4.152cm" svg:height="1.08cm" draw:transform="rotate (1.09868476413043) translate (13.382cm 19.738cm)">
          <draw:text-box>
            <text:p><text:span text:style-name="T1">Websocket</text:span></text:p>
          </draw:text-box>
        </draw:frame>
        <draw:connector draw:style-name="gr4" draw:text-style-name="P2" draw:layer="layout" draw:type="line" svg:x1="13.906cm" svg:y1="12.645cm" svg:x2="15.527cm" svg:y2="14.099cm" draw:start-shape="id1" draw:start-glue-point="1" draw:end-shape="id4" draw:end-glue-point="3" svg:d="M13906 12645l1621 1454" svg:viewBox="0 0 1622 1455">
          <text:p/>
        </draw:connector>
        <draw:connector draw:style-name="gr4" draw:text-style-name="P2" draw:layer="layout" draw:type="line" svg:x1="10.91cm" svg:y1="13.634cm" svg:x2="5.841cm" svg:y2="21.308cm" draw:start-shape="id1" draw:start-glue-point="2" draw:end-shape="id6" draw:end-glue-point="0" svg:d="M10910 13634l-5069 7674" svg:viewBox="0 0 5070 7675">
          <text:p/>
        </draw:connector>
        <draw:connector draw:style-name="gr4" draw:text-style-name="P2" draw:layer="layout" draw:type="line" svg:x1="4.418cm" svg:y1="12.645cm" svg:x2="5.841cm" svg:y2="21.308cm" draw:start-shape="id3" draw:start-glue-point="2" draw:end-shape="id6" draw:end-glue-point="0" svg:d="M4418 12645l1423 8663" svg:viewBox="0 0 1424 8664">
          <text:p/>
        </draw:connector>
        <draw:frame draw:style-name="gr11" draw:text-style-name="P3" draw:layer="layout" svg:width="4.87cm" svg:height="1.137cm" draw:transform="rotate (0.447851486061745) translate (3.654cm 8.6cm)">
          <draw:text-box>
            <text:p><text:span text:style-name="T3">SQLAlchemy</text:span></text:p>
          </draw:text-box>
        </draw:frame>
        <draw:polygon draw:style-name="gr12" draw:text-style-name="P5" draw:layer="layout" svg:width="7.947cm" svg:height="17.685cm" draw:transform="skewX (0.0010471975511966) rotate (-1.56678206951531) translate (19.3876191742971cm 5.3703669300305cm)" svg:viewBox="0 0 7948 17686" draw:points="0,17656 7896,17652 7948,25 52,0 25,17686">
          <text:p text:style-name="P4"><text:span text:style-name="T4">Flask App Builder</text:span></text:p>
        </draw:polygon>
        <draw:frame draw:style-name="gr2" draw:text-style-name="P1" draw:layer="layout" svg:width="0.965cm" svg:height="0.965cm" svg:x="13.196cm" svg:y="22.26cm">
          <draw:image xlink:href="Pictures/1000114A00001C8900001C894F4B61A05C9ACAFD.svg" xlink:type="simple" xlink:show="embed" xlink:actuate="onLoad">
            <text:p/>
          </draw:image>
          <draw:image xlink:href="Pictures/100002010000011400000114E9D57C7ACB875F3F.png" xlink:type="simple" xlink:show="embed" xlink:actuate="onLoad"/>
        </draw:frame>
        <draw:frame draw:style-name="gr13" draw:text-style-name="P3" draw:layer="layout" svg:width="2.219cm" svg:height="1.079cm" svg:x="14.585cm" svg:y="22.011cm">
          <draw:text-box>
            <text:p><text:span text:style-name="T1">Ion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lf Andringa</meta:initial-creator>
    <meta:creation-date>2018-04-17T17:47:45.686967083</meta:creation-date>
    <dc:date>2018-04-17T21:50:43.624984053</dc:date>
    <dc:creator>Dolf Andringa</dc:creator>
    <meta:editing-duration>PT8M22S</meta:editing-duration>
    <meta:editing-cycles>4</meta:editing-cycles>
    <meta:generator>LibreOffice/6.0.3.2$Linux_X86_64 LibreOffice_project/00m0$Build-2</meta:generator>
    <meta:document-statistic meta:object-count="35"/>
  </office:meta>
</office:document-meta>
</file>